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Menlo" svg:font-family="Menlo"/>
  </office:font-face-decls>
  <office:automatic-styles>
    <style:style style:name="P1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2.0pt" fo:color="#a5c261" fo:background-color="#2b2b2b"/>
    </style:style>
    <style:style style:name="T1" style:family="text">
      <style:text-properties fo:color="#808080"/>
    </style:style>
    <style:style style:name="T2" style:family="text">
      <style:text-properties fo:color="#a9b7c6"/>
    </style:style>
    <style:style style:name="T3" style:family="text">
      <style:text-properties fo:color="#6897bb"/>
    </style:style>
    <style:style style:name="T4" style:family="text">
      <style:text-properties fo:color="#cc7832"/>
    </style:style>
    <style:style style:name="T5" style:family="text">
      <style:text-properties fo:font-weight="bold" fo:font-weight-asian="bold" fo:font-weight-complex="bold" fo:color="#cc7832"/>
    </style:style>
    <style:style style:name="T6" style:family="text">
      <style:text-properties fo:font-weight="bold" fo:font-weight-asian="bold" fo:font-weight-complex="bold" fo:color="#a9b7c6"/>
    </style:style>
    <style:style style:name="T7" style:family="text">
      <style:text-properties fo:color="#8888c6"/>
    </style:style>
    <style:style style:name="T8" style:family="text">
      <style:text-properties fo:color="#aa49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# A dictionary of movie critics and their ratings of a small<text:line-break/># set of movies<text:line-break/><text:line-break/></text:span><text:span text:style-name="T2">critics = {</text:span>'Lisa Rose'<text:span text:style-name="T2">: {</text:span>'Lady in the Water'<text:span text:style-name="T2">: </text:span><text:span text:style-name="T3">2.5</text:span><text:span text:style-name="T4">, </text:span>'Snakes on a Plane'<text:span text:style-name="T2">: </text:span><text:span text:style-name="T3">3.5</text:span><text:span text:style-name="T4">,<text:line-break/><text:s text:c="25"/></text:span>'Just My Luck'<text:span text:style-name="T2">: </text:span><text:span text:style-name="T3">3.0</text:span><text:span text:style-name="T4">, </text:span>'Superman Returns'<text:span text:style-name="T2">: </text:span><text:span text:style-name="T3">3.5</text:span><text:span text:style-name="T4">, </text:span>'You, Me and Dupree'<text:span text:style-name="T2">: </text:span><text:span text:style-name="T3">2.5</text:span><text:span text:style-name="T4">,<text:line-break/><text:s text:c="25"/></text:span>'The Night Listener'<text:span text:style-name="T2">: </text:span><text:span text:style-name="T3">3.0</text:span><text:span text:style-name="T2">}</text:span><text:span text:style-name="T4">,<text:line-break/><text:s text:c="11"/></text:span>'Gene Seymour'<text:span text:style-name="T2">: {</text:span>'Lady in the Water'<text:span text:style-name="T2">: </text:span><text:span text:style-name="T3">3.0</text:span><text:span text:style-name="T4">, </text:span>'Snakes on a Plane'<text:span text:style-name="T2">: </text:span><text:span text:style-name="T3">3.5</text:span><text:span text:style-name="T4">,<text:line-break/><text:s text:c="28"/></text:span>'Just My Luck'<text:span text:style-name="T2">: </text:span><text:span text:style-name="T3">1.5</text:span><text:span text:style-name="T4">, </text:span>'Superman Returns'<text:span text:style-name="T2">: </text:span><text:span text:style-name="T3">5.0</text:span><text:span text:style-name="T4">, </text:span>'The Night Listener'<text:span text:style-name="T2">: </text:span><text:span text:style-name="T3">3.0</text:span><text:span text:style-name="T4">,<text:line-break/><text:s text:c="28"/></text:span>'You, Me and Dupree'<text:span text:style-name="T2">: </text:span><text:span text:style-name="T3">3.5</text:span><text:span text:style-name="T2">}</text:span><text:span text:style-name="T4">,<text:line-break/><text:s text:c="11"/></text:span>'Michael Phillips'<text:span text:style-name="T2">: {</text:span>'Lady in the Water'<text:span text:style-name="T2">: </text:span><text:span text:style-name="T3">2.5</text:span><text:span text:style-name="T4">, </text:span>'Snakes on a Plane'<text:span text:style-name="T2">: </text:span><text:span text:style-name="T3">3.0</text:span><text:span text:style-name="T4">,<text:line-break/><text:s text:c="32"/></text:span>'Superman Returns'<text:span text:style-name="T2">: </text:span><text:span text:style-name="T3">3.5</text:span><text:span text:style-name="T4">, </text:span>'The Night Listener'<text:span text:style-name="T2">: </text:span><text:span text:style-name="T3">4.0</text:span><text:span text:style-name="T2">}</text:span><text:span text:style-name="T4">,<text:line-break/><text:s text:c="11"/></text:span>'Claudia Puig'<text:span text:style-name="T2">: {</text:span>'Snakes on a Plane'<text:span text:style-name="T2">: </text:span><text:span text:style-name="T3">3.5</text:span><text:span text:style-name="T4">, </text:span>'Just My Luck'<text:span text:style-name="T2">: </text:span><text:span text:style-name="T3">3.0</text:span><text:span text:style-name="T4">,<text:line-break/><text:s text:c="28"/></text:span>'The Night Listener'<text:span text:style-name="T2">: </text:span><text:span text:style-name="T3">4.5</text:span><text:span text:style-name="T4">, </text:span>'Superman Returns'<text:span text:style-name="T2">: </text:span><text:span text:style-name="T3">4.0</text:span><text:span text:style-name="T4">,<text:line-break/><text:s text:c="28"/></text:span>'You, Me and Dupree'<text:span text:style-name="T2">: </text:span><text:span text:style-name="T3">2.5</text:span><text:span text:style-name="T2">}</text:span><text:span text:style-name="T4">,<text:line-break/><text:s text:c="11"/></text:span>'Mick LaSalle'<text:span text:style-name="T2">: {</text:span>'Lady in the Water'<text:span text:style-name="T2">: </text:span><text:span text:style-name="T3">3.0</text:span><text:span text:style-name="T4">, </text:span>'Snakes on a Plane'<text:span text:style-name="T2">: </text:span><text:span text:style-name="T3">4.0</text:span><text:span text:style-name="T4">,<text:line-break/><text:s text:c="28"/></text:span>'Just My Luck'<text:span text:style-name="T2">: </text:span><text:span text:style-name="T3">2.0</text:span><text:span text:style-name="T4">, </text:span>'Superman Returns'<text:span text:style-name="T2">: </text:span><text:span text:style-name="T3">3.0</text:span><text:span text:style-name="T4">, </text:span>'The Night Listener'<text:span text:style-name="T2">: </text:span><text:span text:style-name="T3">3.0</text:span><text:span text:style-name="T4">,<text:line-break/><text:s text:c="28"/></text:span>'You, Me and Dupree'<text:span text:style-name="T2">: </text:span><text:span text:style-name="T3">2.0</text:span><text:span text:style-name="T2">}</text:span><text:span text:style-name="T4">,<text:line-break/><text:s text:c="11"/></text:span>'Jack Matthews'<text:span text:style-name="T2">: {</text:span>'Lady in the Water'<text:span text:style-name="T2">: </text:span><text:span text:style-name="T3">3.0</text:span><text:span text:style-name="T4">, </text:span>'Snakes on a Plane'<text:span text:style-name="T2">: </text:span><text:span text:style-name="T3">4.0</text:span><text:span text:style-name="T4">,<text:line-break/><text:s text:c="29"/></text:span>'The Night Listener'<text:span text:style-name="T2">: </text:span><text:span text:style-name="T3">3.0</text:span><text:span text:style-name="T4">, </text:span>'Superman Returns'<text:span text:style-name="T2">: </text:span><text:span text:style-name="T3">5.0</text:span><text:span text:style-name="T4">, </text:span>'You, Me and Dupree'<text:span text:style-name="T2">: </text:span><text:span text:style-name="T3">3.5</text:span><text:span text:style-name="T2">}</text:span><text:span text:style-name="T4">,<text:line-break/><text:s text:c="11"/></text:span>'Toby'<text:span text:style-name="T2">: {</text:span>'Snakes on a Plane'<text:span text:style-name="T2">: </text:span><text:span text:style-name="T3">4.5</text:span><text:span text:style-name="T4">, </text:span>'You, Me and Dupree'<text:span text:style-name="T2">: </text:span><text:span text:style-name="T3">1.0</text:span><text:span text:style-name="T4">, </text:span>'Superman Returns'<text:span text:style-name="T2">: </text:span><text:span text:style-name="T3">4.0</text:span><text:span text:style-name="T2">}</text:span><text:span text:style-name="T4">,<text:line-break/><text:s text:c="11"/></text:span>'Ali'<text:span text:style-name="T2">: {</text:span>'Just My Luck'<text:span text:style-name="T2">: </text:span><text:span text:style-name="T3">1.0</text:span><text:span text:style-name="T4">, </text:span>'You, Me and Dupree'<text:span text:style-name="T2">: </text:span><text:span text:style-name="T3">2.0</text:span><text:span text:style-name="T4">, </text:span>'The Night Listener'<text:span text:style-name="T2">: </text:span><text:span text:style-name="T3">4.5</text:span><text:span text:style-name="T4">, </text:span>'Superman Returns'<text:span text:style-name="T2">: </text:span><text:span text:style-name="T3">1.0</text:span><text:span text:style-name="T4">,<text:line-break/><text:s text:c="19"/></text:span>'Snakes on a Plane'<text:span text:style-name="T2">: </text:span><text:span text:style-name="T3">4.5</text:span><text:span text:style-name="T2">}}<text:line-break/><text:line-break/></text:span><text:span text:style-name="T5">from </text:span><text:span text:style-name="T2">math </text:span><text:span text:style-name="T5">import </text:span><text:span text:style-name="T2">sqrt<text:line-break/><text:line-break/></text:span><text:span text:style-name="T1"># Returns a distance-based similarity score for person1 and person2<text:line-break/></text:span><text:span text:style-name="T5">def </text:span><text:span text:style-name="T6">sim_distance</text:span><text:span text:style-name="T2">(prefs</text:span><text:span text:style-name="T4">, </text:span><text:span text:style-name="T2">person1</text:span><text:span text:style-name="T4">, </text:span><text:span text:style-name="T2">person2):<text:line-break/><text:s text:c="4"/></text:span><text:span text:style-name="T1"># Get the list of shared_items<text:line-break/><text:s text:c="4"/></text:span><text:span text:style-name="T2">si = {}<text:line-break/><text:s text:c="4"/></text:span><text:span text:style-name="T5">for </text:span><text:span text:style-name="T2">item </text:span><text:span text:style-name="T5">in </text:span><text:span text:style-name="T2">prefs[person1]:<text:line-break/><text:s text:c="8"/></text:span><text:span text:style-name="T5">if </text:span><text:span text:style-name="T2">item </text:span><text:span text:style-name="T5">in </text:span><text:span text:style-name="T2">prefs[person2]: si[item] = </text:span><text:span text:style-name="T3">1<text:line-break/><text:line-break/><text:s text:c="4"/></text:span><text:span text:style-name="T1"># if they have no ratings in common, return 0<text:line-break/><text:s text:c="4"/></text:span><text:span text:style-name="T5">if </text:span><text:span text:style-name="T7">len</text:span><text:span text:style-name="T2">(si) == </text:span><text:span text:style-name="T3">0</text:span><text:span text:style-name="T2">: </text:span><text:span text:style-name="T5">return </text:span><text:span text:style-name="T3">0<text:line-break/><text:line-break/><text:s text:c="4"/></text:span><text:span text:style-name="T1"># Add up the squares of all the differences<text:line-break/><text:s text:c="4"/></text:span><text:span text:style-name="T2">sum_of_squares = </text:span><text:span text:style-name="T7">sum</text:span><text:span text:style-name="T2">([</text:span><text:span text:style-name="T7">pow</text:span><text:span text:style-name="T2">(prefs[person1][item] - prefs[person2][item]</text:span><text:span text:style-name="T4">, </text:span><text:span text:style-name="T3">2</text:span><text:span text:style-name="T2">)<text:line-break/><text:s text:c="26"/></text:span><text:span text:style-name="T5">for </text:span><text:span text:style-name="T2">item </text:span><text:span text:style-name="T5">in </text:span><text:span text:style-name="T2">prefs[person1] </text:span><text:span text:style-name="T5">if </text:span><text:span text:style-name="T2">item </text:span><text:span text:style-name="T5">in </text:span><text:span text:style-name="T2">prefs[person2]])<text:line-break/><text:line-break/><text:s text:c="4"/></text:span><text:span text:style-name="T5">return </text:span><text:span text:style-name="T3">1 </text:span><text:span text:style-name="T2">/ (</text:span><text:span text:style-name="T3">1 </text:span><text:span text:style-name="T2">+ sqrt(sum_of_squares))<text:line-break/><text:line-break/><text:line-break/></text:span><text:span text:style-name="T1"># Returns the Pearson correlation coefficient for p1 and p2<text:line-break/></text:span><text:span text:style-name="T5">def </text:span><text:span text:style-name="T6">sim_pearson</text:span><text:span text:style-name="T2">(prefs</text:span><text:span text:style-name="T4">, </text:span><text:span text:style-name="T2">p1</text:span><text:span text:style-name="T4">, </text:span><text:span text:style-name="T2">p2):<text:line-break/><text:s text:c="4"/></text:span><text:span text:style-name="T1"># Get the list of mutually rated items<text:line-break/><text:s text:c="4"/></text:span><text:span text:style-name="T2">si = {}<text:line-break/><text:s text:c="4"/></text:span><text:span text:style-name="T5">for </text:span><text:span text:style-name="T2">item </text:span><text:span text:style-name="T5">in </text:span><text:span text:style-name="T2">prefs[p1]:<text:line-break/><text:s text:c="8"/></text:span><text:span text:style-name="T5">if </text:span><text:span text:style-name="T2">item </text:span><text:span text:style-name="T5">in </text:span><text:span text:style-name="T2">prefs[p2]: si[item] = </text:span><text:span text:style-name="T3">1<text:line-break/><text:line-break/><text:s text:c="4"/></text:span><text:span text:style-name="T1"># if they are no ratings in common, return 0<text:line-break/><text:s text:c="4"/></text:span><text:span text:style-name="T5">if </text:span><text:span text:style-name="T7">len</text:span><text:span text:style-name="T2">(si) == </text:span><text:span text:style-name="T3">0</text:span><text:span text:style-name="T2">: </text:span><text:span text:style-name="T5">return </text:span><text:span text:style-name="T3">0<text:line-break/><text:line-break/><text:s text:c="4"/></text:span><text:span text:style-name="T1"># Sum calculations<text:line-break/><text:s text:c="4"/></text:span><text:span text:style-name="T2">n = </text:span><text:span text:style-name="T7">len</text:span><text:span text:style-name="T2">(si)<text:line-break/><text:line-break/><text:s text:c="4"/></text:span><text:span text:style-name="T1"># Sums of all the preferences<text:line-break/><text:s text:c="4"/></text:span><text:span text:style-name="T2">sum1 = </text:span><text:span text:style-name="T7">sum</text:span><text:span text:style-name="T2">([prefs[p1][it] </text:span><text:span text:style-name="T5">for </text:span><text:span text:style-name="T2">it </text:span><text:span text:style-name="T5">in </text:span><text:span text:style-name="T2">si])<text:line-break/><text:s text:c="4"/>sum2 = </text:span><text:span text:style-name="T7">sum</text:span><text:span text:style-name="T2">([prefs[p2][it] </text:span><text:span text:style-name="T5">for </text:span><text:span text:style-name="T2">it </text:span><text:span text:style-name="T5">in </text:span><text:span text:style-name="T2">si])<text:line-break/><text:line-break/><text:s text:c="4"/></text:span><text:span text:style-name="T1"># Sums of the squares<text:line-break/><text:s text:c="4"/></text:span><text:span text:style-name="T2">sum1Sq = </text:span><text:span text:style-name="T7">sum</text:span><text:span text:style-name="T2">([</text:span><text:span text:style-name="T7">pow</text:span><text:span text:style-name="T2">(prefs[p1][it]</text:span><text:span text:style-name="T4">, </text:span><text:span text:style-name="T3">2</text:span><text:span text:style-name="T2">) </text:span><text:span text:style-name="T5">for </text:span><text:span text:style-name="T2">it </text:span><text:span text:style-name="T5">in </text:span><text:span text:style-name="T2">si])<text:line-break/><text:s text:c="4"/>sum2Sq = </text:span><text:span text:style-name="T7">sum</text:span><text:span text:style-name="T2">([</text:span><text:span text:style-name="T7">pow</text:span><text:span text:style-name="T2">(prefs[p2][it]</text:span><text:span text:style-name="T4">, </text:span><text:span text:style-name="T3">2</text:span><text:span text:style-name="T2">) </text:span><text:span text:style-name="T5">for </text:span><text:span text:style-name="T2">it </text:span><text:span text:style-name="T5">in </text:span><text:span text:style-name="T2">si])<text:line-break/><text:line-break/><text:s text:c="4"/></text:span><text:span text:style-name="T1"># Sum of the products<text:line-break/><text:s text:c="4"/></text:span><text:span text:style-name="T2">pSum = </text:span><text:span text:style-name="T7">sum</text:span><text:span text:style-name="T2">([prefs[p1][it] * prefs[p2][it] </text:span><text:span text:style-name="T5">for </text:span><text:span text:style-name="T2">it </text:span><text:span text:style-name="T5">in </text:span><text:span text:style-name="T2">si])<text:line-break/><text:line-break/><text:s text:c="4"/></text:span><text:span text:style-name="T1"># Calculate r (Pearson score)<text:line-break/><text:s text:c="4"/></text:span><text:span text:style-name="T2">num = pSum - (sum1 * sum2 / n)<text:line-break/><text:s text:c="4"/>den = sqrt((sum1Sq - </text:span><text:span text:style-name="T7">pow</text:span><text:span text:style-name="T2">(sum1</text:span><text:span text:style-name="T4">, </text:span><text:span text:style-name="T3">2</text:span><text:span text:style-name="T2">) / n) * (sum2Sq - </text:span><text:span text:style-name="T7">pow</text:span><text:span text:style-name="T2">(sum2</text:span><text:span text:style-name="T4">, </text:span><text:span text:style-name="T3">2</text:span><text:span text:style-name="T2">) / n))<text:line-break/><text:s text:c="4"/></text:span><text:span text:style-name="T5">if </text:span><text:span text:style-name="T2">den == </text:span><text:span text:style-name="T3">0</text:span><text:span text:style-name="T2">: </text:span><text:span text:style-name="T5">return </text:span><text:span text:style-name="T3">0<text:line-break/><text:line-break/><text:s text:c="4"/></text:span><text:span text:style-name="T2">r = num / den<text:line-break/><text:line-break/><text:s text:c="4"/></text:span><text:span text:style-name="T5">return </text:span><text:span text:style-name="T2">r<text:line-break/><text:line-break/><text:line-break/></text:span><text:span text:style-name="T5">def </text:span><text:span text:style-name="T6">sim_jaccard</text:span><text:span text:style-name="T2">(prefs</text:span><text:span text:style-name="T4">, </text:span><text:span text:style-name="T2">genre1</text:span><text:span text:style-name="T4">, </text:span><text:span text:style-name="T2">genre2):<text:line-break/><text:line-break/><text:s text:c="4"/></text:span><text:span text:style-name="T1">#Get the list of items<text:line-break/><text:s text:c="4"/></text:span><text:span text:style-name="T2">genre1_movies = prefs[genre1].keys()<text:line-break/><text:s text:c="4"/>genre2_movies = prefs[genre2].keys()<text:line-break/><text:line-break/><text:s text:c="4"/></text:span><text:span text:style-name="T1"># Make them sets in order to be able to use built-in methods of it such as intersection and union<text:line-break/><text:s text:c="4"/></text:span><text:span text:style-name="T2">p1</text:span><text:span text:style-name="T4">, </text:span><text:span text:style-name="T2">p2 = </text:span><text:span text:style-name="T7">set</text:span><text:span text:style-name="T2">(genre1_movies)</text:span><text:span text:style-name="T4">, </text:span><text:span text:style-name="T7">set</text:span><text:span text:style-name="T2">(genre2_movies)<text:line-break/><text:s text:c="4"/>p1_intersect_p2 = p1.intersection(p2)<text:line-break/><text:s text:c="4"/>p1_union_p2 = p1.union(p2)<text:line-break/><text:line-break/><text:s text:c="4"/></text:span><text:span text:style-name="T1">#Get the total number of items for intersection and union<text:line-break/><text:s text:c="4"/></text:span><text:span text:style-name="T2">p1_intersect_p2</text:span><text:span text:style-name="T4">, </text:span><text:span text:style-name="T2">p1_union_p2 = </text:span><text:span text:style-name="T7">len</text:span><text:span text:style-name="T2">(p1_intersect_p2)</text:span><text:span text:style-name="T4">, </text:span><text:span text:style-name="T7">len</text:span><text:span text:style-name="T2">(p1_union_p2)<text:line-break/><text:line-break/><text:s text:c="4"/></text:span><text:span text:style-name="T1"># if they have no items in common, return 0<text:line-break/><text:s text:c="4"/></text:span><text:span text:style-name="T5">if </text:span><text:span text:style-name="T2">p1_intersect_p2 == </text:span><text:span text:style-name="T3">0</text:span><text:span text:style-name="T2">: </text:span><text:span text:style-name="T5">return </text:span><text:span text:style-name="T3">0<text:line-break/><text:line-break/><text:s text:c="4"/></text:span><text:span text:style-name="T5">return </text:span><text:span text:style-name="T7">float</text:span><text:span text:style-name="T2">(p1_intersect_p2) / </text:span><text:span text:style-name="T7">float</text:span><text:span text:style-name="T2">(p1_union_p2) </text:span><text:span text:style-name="T1"># return jaccard distance<text:line-break/><text:line-break/><text:line-break/># Returns the best matches for person from the prefs dictionary.<text:line-break/># Number of results and similarity function are optional params.<text:line-break/></text:span><text:span text:style-name="T5">def </text:span><text:span text:style-name="T6">topMatches</text:span><text:span text:style-name="T2">(prefs</text:span><text:span text:style-name="T4">, </text:span><text:span text:style-name="T2">person</text:span><text:span text:style-name="T4">, </text:span><text:span text:style-name="T2">n=</text:span><text:span text:style-name="T3">5</text:span><text:span text:style-name="T4">, </text:span><text:span text:style-name="T2">similarity=sim_pearson):<text:line-break/><text:s text:c="4"/>scores = [(similarity(prefs</text:span><text:span text:style-name="T4">, </text:span><text:span text:style-name="T2">person</text:span><text:span text:style-name="T4">, </text:span><text:span text:style-name="T2">other)</text:span><text:span text:style-name="T4">, </text:span><text:span text:style-name="T2">other)<text:line-break/><text:s text:c="14"/></text:span><text:span text:style-name="T5">for </text:span><text:span text:style-name="T2">other </text:span><text:span text:style-name="T5">in </text:span><text:span text:style-name="T2">prefs </text:span><text:span text:style-name="T5">if </text:span><text:span text:style-name="T2">other != person]<text:line-break/><text:s text:c="4"/>scores.sort()<text:line-break/><text:s text:c="4"/>scores.reverse()<text:line-break/><text:s text:c="4"/></text:span><text:span text:style-name="T5">return </text:span><text:span text:style-name="T2">scores[</text:span><text:span text:style-name="T3">0</text:span><text:span text:style-name="T2">:n]<text:line-break/><text:line-break/><text:line-break/></text:span><text:span text:style-name="T1"># Gets recommendations for a person by using a weighted average<text:line-break/># of every other user's rankings<text:line-break/></text:span><text:span text:style-name="T5">def </text:span><text:span text:style-name="T6">getRecommendations</text:span><text:span text:style-name="T2">(prefs</text:span><text:span text:style-name="T4">, </text:span><text:span text:style-name="T2">person</text:span><text:span text:style-name="T4">, </text:span><text:span text:style-name="T2">similarity=sim_pearson):<text:line-break/><text:s text:c="4"/>totals = {}<text:line-break/><text:s text:c="4"/>simSums = {}<text:line-break/><text:s text:c="4"/></text:span><text:span text:style-name="T5">for </text:span><text:span text:style-name="T2">other </text:span><text:span text:style-name="T5">in </text:span><text:span text:style-name="T2">prefs:<text:line-break/><text:s text:c="8"/></text:span><text:span text:style-name="T1"># don't compare me to myself<text:line-break/><text:s text:c="8"/></text:span><text:span text:style-name="T5">if </text:span><text:span text:style-name="T2">other == person: </text:span><text:span text:style-name="T5">continue<text:line-break/><text:s text:c="8"/></text:span><text:span text:style-name="T2">sim = similarity(prefs</text:span><text:span text:style-name="T4">, </text:span><text:span text:style-name="T2">person</text:span><text:span text:style-name="T4">, </text:span><text:span text:style-name="T2">other)<text:line-break/><text:line-break/><text:s text:c="8"/></text:span><text:span text:style-name="T1"># ignore scores of zero or lower<text:line-break/><text:s text:c="8"/></text:span><text:span text:style-name="T5">if </text:span><text:span text:style-name="T2">sim &lt;= </text:span><text:span text:style-name="T3">0</text:span><text:span text:style-name="T2">: </text:span><text:span text:style-name="T5">continue<text:line-break/><text:s text:c="8"/>for </text:span><text:span text:style-name="T2">item </text:span><text:span text:style-name="T5">in </text:span><text:span text:style-name="T2">prefs[other]:<text:line-break/><text:line-break/><text:s text:c="12"/></text:span><text:span text:style-name="T1"># only score movies I haven't seen yet<text:line-break/><text:s text:c="12"/></text:span><text:span text:style-name="T5">if </text:span><text:span text:style-name="T2">item </text:span><text:span text:style-name="T5">not in </text:span><text:span text:style-name="T2">prefs[person] </text:span><text:span text:style-name="T5">or </text:span><text:span text:style-name="T2">prefs[person][item] == </text:span><text:span text:style-name="T3">0</text:span><text:span text:style-name="T2">:<text:line-break/><text:s text:c="16"/></text:span><text:span text:style-name="T1"># Similarity * Score<text:line-break/><text:s text:c="16"/></text:span><text:span text:style-name="T2">totals.setdefault(item</text:span><text:span text:style-name="T4">, </text:span><text:span text:style-name="T3">0</text:span><text:span text:style-name="T2">)<text:line-break/><text:s text:c="16"/>totals[item] += prefs[other][item] * sim<text:line-break/><text:s text:c="16"/></text:span><text:span text:style-name="T1"># Sum of similarities<text:line-break/><text:s text:c="16"/></text:span><text:span text:style-name="T2">simSums.setdefault(item</text:span><text:span text:style-name="T4">, </text:span><text:span text:style-name="T3">0</text:span><text:span text:style-name="T2">)<text:line-break/><text:s text:c="16"/>simSums[item] += sim<text:line-break/><text:line-break/><text:s text:c="4"/></text:span><text:span text:style-name="T1"># Create the normalized list<text:line-break/><text:s text:c="4"/></text:span><text:span text:style-name="T2">rankings = [(total / simSums[item]</text:span><text:span text:style-name="T4">, </text:span><text:span text:style-name="T2">item) </text:span><text:span text:style-name="T5">for </text:span><text:span text:style-name="T2">item</text:span><text:span text:style-name="T4">, </text:span><text:span text:style-name="T2">total </text:span><text:span text:style-name="T5">in </text:span><text:span text:style-name="T2">totals.items()]<text:line-break/><text:line-break/><text:s text:c="4"/></text:span><text:span text:style-name="T1"># Return the sorted list<text:line-break/><text:s text:c="4"/></text:span><text:span text:style-name="T2">rankings.sort()<text:line-break/><text:s text:c="4"/>rankings.reverse()<text:line-break/><text:s text:c="4"/></text:span><text:span text:style-name="T5">return </text:span><text:span text:style-name="T2">rankings<text:line-break/><text:line-break/><text:line-break/></text:span><text:span text:style-name="T5">def </text:span><text:span text:style-name="T6">transformPrefs</text:span><text:span text:style-name="T2">(prefs):<text:line-break/><text:s text:c="4"/>result = {}<text:line-break/><text:s text:c="4"/></text:span><text:span text:style-name="T5">for </text:span><text:span text:style-name="T2">person </text:span><text:span text:style-name="T5">in </text:span><text:span text:style-name="T2">prefs:<text:line-break/><text:s text:c="8"/></text:span><text:span text:style-name="T5">for </text:span><text:span text:style-name="T2">item </text:span><text:span text:style-name="T5">in </text:span><text:span text:style-name="T2">prefs[person]:<text:line-break/><text:s text:c="12"/>result.setdefault(item</text:span><text:span text:style-name="T4">, </text:span><text:span text:style-name="T2">{})<text:line-break/><text:line-break/><text:s text:c="12"/></text:span><text:span text:style-name="T1"># Flip item and person<text:line-break/><text:s text:c="12"/></text:span><text:span text:style-name="T2">result[item][person] = prefs[person][item]<text:line-break/><text:s text:c="4"/></text:span><text:span text:style-name="T5">return </text:span><text:span text:style-name="T2">result<text:line-break/><text:line-break/><text:line-break/></text:span><text:span text:style-name="T5">def </text:span><text:span text:style-name="T6">calculateSimilarItems</text:span><text:span text:style-name="T2">(prefs</text:span><text:span text:style-name="T4">, </text:span><text:span text:style-name="T2">n=</text:span><text:span text:style-name="T3">10</text:span><text:span text:style-name="T2">):<text:line-break/><text:s text:c="4"/></text:span><text:span text:style-name="T1"># Create a dictionary of items showing which other items they<text:line-break/><text:s text:c="4"/># are most similar to.<text:line-break/><text:s text:c="4"/></text:span><text:span text:style-name="T2">result = {}<text:line-break/><text:s text:c="4"/></text:span><text:span text:style-name="T1"># Invert the preference matrix to be item-centric<text:line-break/><text:s text:c="4"/></text:span><text:span text:style-name="T2">itemPrefs = transformPrefs(prefs)<text:line-break/><text:s text:c="4"/>c = </text:span><text:span text:style-name="T3">0<text:line-break/><text:s text:c="4"/></text:span><text:span text:style-name="T5">for </text:span><text:span text:style-name="T2">item </text:span><text:span text:style-name="T5">in </text:span><text:span text:style-name="T2">itemPrefs:<text:line-break/><text:s text:c="8"/></text:span><text:span text:style-name="T1"># Status updates for large datasets<text:line-break/><text:s text:c="8"/></text:span><text:span text:style-name="T2">c += </text:span><text:span text:style-name="T3">1<text:line-break/><text:s text:c="8"/></text:span><text:span text:style-name="T5">if </text:span><text:span text:style-name="T2">c % </text:span><text:span text:style-name="T3">100 </text:span><text:span text:style-name="T2">== </text:span><text:span text:style-name="T3">0</text:span><text:span text:style-name="T2">: </text:span><text:span text:style-name="T5">print </text:span>"%d / %d" <text:span text:style-name="T2">% (c</text:span><text:span text:style-name="T4">, </text:span><text:span text:style-name="T7">len</text:span><text:span text:style-name="T2">(itemPrefs))<text:line-break/><text:s text:c="8"/></text:span><text:span text:style-name="T1"># Find the most similar items to this one<text:line-break/><text:s text:c="8"/></text:span><text:span text:style-name="T2">scores = topMatches(itemPrefs</text:span><text:span text:style-name="T4">, </text:span><text:span text:style-name="T2">item</text:span><text:span text:style-name="T4">, </text:span><text:span text:style-name="T8">n</text:span><text:span text:style-name="T2">=n</text:span><text:span text:style-name="T4">, </text:span><text:span text:style-name="T8">similarity</text:span><text:span text:style-name="T2">=sim_distance)<text:line-break/><text:s text:c="8"/>result[item] = scores<text:line-break/><text:s text:c="4"/></text:span><text:span text:style-name="T5">return </text:span><text:span text:style-name="T2">result<text:line-break/><text:line-break/><text:line-break/></text:span><text:span text:style-name="T5">def </text:span><text:span text:style-name="T6">getRecommendedItems</text:span><text:span text:style-name="T2">(prefs</text:span><text:span text:style-name="T4">, </text:span><text:span text:style-name="T2">itemMatch</text:span><text:span text:style-name="T4">, </text:span><text:span text:style-name="T2">user):<text:line-break/><text:s text:c="4"/>userRatings = prefs[user]<text:line-break/><text:s text:c="4"/>scores = {}<text:line-break/><text:s text:c="4"/>totalSim = {}<text:line-break/><text:s text:c="4"/></text:span><text:span text:style-name="T1"># Loop over items rated by this user<text:line-break/><text:s text:c="4"/></text:span><text:span text:style-name="T5">for </text:span><text:span text:style-name="T2">(item</text:span><text:span text:style-name="T4">, </text:span><text:span text:style-name="T2">rating) </text:span><text:span text:style-name="T5">in </text:span><text:span text:style-name="T2">userRatings.items():<text:line-break/><text:line-break/><text:s text:c="8"/></text:span><text:span text:style-name="T1"># Loop over items similar to this one<text:line-break/><text:s text:c="8"/></text:span><text:span text:style-name="T5">for </text:span><text:span text:style-name="T2">(similarity</text:span><text:span text:style-name="T4">, </text:span><text:span text:style-name="T2">item2) </text:span><text:span text:style-name="T5">in </text:span><text:span text:style-name="T2">itemMatch[item]:<text:line-break/><text:line-break/><text:s text:c="12"/></text:span><text:span text:style-name="T1"># Ignore if this user has already rated this item<text:line-break/><text:s text:c="12"/></text:span><text:span text:style-name="T5">if </text:span><text:span text:style-name="T2">item2 </text:span><text:span text:style-name="T5">in </text:span><text:span text:style-name="T2">userRatings: </text:span><text:span text:style-name="T5">continue<text:line-break/><text:s text:c="12"/></text:span><text:span text:style-name="T1"># Weighted sum of rating times similarity<text:line-break/><text:s text:c="12"/></text:span><text:span text:style-name="T2">scores.setdefault(item2</text:span><text:span text:style-name="T4">, </text:span><text:span text:style-name="T3">0</text:span><text:span text:style-name="T2">)<text:line-break/><text:s text:c="12"/>scores[item2] += similarity * rating<text:line-break/><text:s text:c="12"/></text:span><text:span text:style-name="T1"># Sum of all the similarities<text:line-break/><text:s text:c="12"/></text:span><text:span text:style-name="T2">totalSim.setdefault(item2</text:span><text:span text:style-name="T4">, </text:span><text:span text:style-name="T3">0</text:span><text:span text:style-name="T2">)<text:line-break/><text:s text:c="12"/>totalSim[item2] += similarity<text:line-break/><text:line-break/><text:s text:c="4"/></text:span><text:span text:style-name="T1"># Divide each total score by total weighting to get an average<text:line-break/><text:s text:c="4"/></text:span><text:span text:style-name="T2">rankings = [(score / totalSim[item]</text:span><text:span text:style-name="T4">, </text:span><text:span text:style-name="T2">item) </text:span><text:span text:style-name="T5">for </text:span><text:span text:style-name="T2">item</text:span><text:span text:style-name="T4">, </text:span><text:span text:style-name="T2">score </text:span><text:span text:style-name="T5">in </text:span><text:span text:style-name="T2">scores.items()]<text:line-break/><text:line-break/><text:s text:c="4"/></text:span><text:span text:style-name="T1"># Return the rankings from highest to lowest<text:line-break/><text:s text:c="4"/></text:span><text:span text:style-name="T2">rankings.sort()<text:line-break/><text:s text:c="4"/>rankings.reverse()<text:line-break/><text:s text:c="4"/></text:span><text:span text:style-name="T5">return </text:span><text:span text:style-name="T2">rankings<text:line-break/><text:line-break/><text:line-break/></text:span><text:span text:style-name="T5">def </text:span><text:span text:style-name="T6">loadMovieLens</text:span><text:span text:style-name="T2">(path=</text:span>'/data/u.item'<text:span text:style-name="T2">):<text:line-break/><text:s text:c="4"/></text:span><text:span text:style-name="T1"># Get movie titles<text:line-break/><text:s text:c="4"/></text:span><text:span text:style-name="T2">movies = {}<text:line-break/><text:s text:c="4"/></text:span><text:span text:style-name="T5">for </text:span><text:span text:style-name="T2">line </text:span><text:span text:style-name="T5">in </text:span><text:span text:style-name="T7">open</text:span><text:span text:style-name="T2">(path + </text:span>'/u.item'<text:span text:style-name="T2">):<text:line-break/><text:s text:c="8"/>(id</text:span><text:span text:style-name="T4">, </text:span><text:span text:style-name="T2">title) = line.split(</text:span>'|'<text:span text:style-name="T2">)[</text:span><text:span text:style-name="T3">0</text:span><text:span text:style-name="T2">:</text:span><text:span text:style-name="T3">2</text:span><text:span text:style-name="T2">]<text:line-break/><text:s text:c="8"/>movies[id] = title<text:line-break/><text:line-break/><text:s text:c="4"/></text:span><text:span text:style-name="T1"># Load data<text:line-break/><text:s text:c="4"/></text:span><text:span text:style-name="T2">prefs = {}<text:line-break/><text:s text:c="4"/></text:span><text:span text:style-name="T5">for </text:span><text:span text:style-name="T2">line </text:span><text:span text:style-name="T5">in </text:span><text:span text:style-name="T7">open</text:span><text:span text:style-name="T2">(path + </text:span>'/u.data'<text:span text:style-name="T2">):<text:line-break/><text:s text:c="8"/>(user</text:span><text:span text:style-name="T4">, </text:span><text:span text:style-name="T2">movieid</text:span><text:span text:style-name="T4">, </text:span><text:span text:style-name="T2">rating</text:span><text:span text:style-name="T4">, </text:span><text:span text:style-name="T2">ts) = line.split(</text:span>'<text:span text:style-name="T4">\t</text:span>'<text:span text:style-name="T2">)<text:line-break/><text:s text:c="8"/>prefs.setdefault(user</text:span><text:span text:style-name="T4">, </text:span><text:span text:style-name="T2">{})<text:line-break/><text:s text:c="8"/>prefs[user][movies[movieid]] = </text:span><text:span text:style-name="T7">float</text:span><text:span text:style-name="T2">(rating)<text:line-break/><text:s text:c="4"/></text:span><text:span text:style-name="T5">return </text:span><text:span text:style-name="T2">prefs<text:line-break/><text:line-break/><text:line-break/></text:span><text:span text:style-name="T5">def </text:span><text:span text:style-name="T6">loadMovieGenre</text:span><text:span text:style-name="T2">(data):<text:line-break/><text:line-break/><text:s text:c="4"/></text:span><text:span text:style-name="T1"># define list of genres<text:line-break/><text:s text:c="4"/></text:span><text:span text:style-name="T2">genres = [</text:span>"Unknown"<text:span text:style-name="T4">, </text:span>"Action"<text:span text:style-name="T4">, </text:span>"Adventure"<text:span text:style-name="T4">, </text:span>"Animation"<text:span text:style-name="T4">, </text:span>"Children's"<text:span text:style-name="T4">, </text:span>"Comedy"<text:span text:style-name="T4">, </text:span>"Crime"<text:span text:style-name="T4">, </text:span>"Documentary"<text:span text:style-name="T4">, </text:span>"Drama"<text:span text:style-name="T4">,<text:line-break/><text:s text:c="14"/></text:span>"Fantasy"<text:span text:style-name="T4">, </text:span>"Film-Noir"<text:span text:style-name="T4">, </text:span>"Horror"<text:span text:style-name="T4">, </text:span>"Musical"<text:span text:style-name="T4">, </text:span>"Mystery"<text:span text:style-name="T4">, </text:span>"Romance"<text:span text:style-name="T4">, </text:span>"Sci-Fi"<text:span text:style-name="T4">, </text:span>"Thriller"<text:span text:style-name="T4">, </text:span>"War"<text:span text:style-name="T4">, </text:span>"Western"<text:span text:style-name="T2">]<text:line-break/><text:line-break/><text:s text:c="4"/></text:span><text:span text:style-name="T1">#define a nested dict for each genre<text:line-break/><text:s text:c="4"/></text:span><text:span text:style-name="T2">prefs = </text:span><text:span text:style-name="T7">dict</text:span><text:span text:style-name="T2">()<text:line-break/><text:s text:c="4"/></text:span><text:span text:style-name="T5">for </text:span><text:span text:style-name="T2">genre </text:span><text:span text:style-name="T5">in </text:span><text:span text:style-name="T2">genres:<text:line-break/><text:s text:c="8"/>prefs.setdefault(genre</text:span><text:span text:style-name="T4">, </text:span><text:span text:style-name="T2">{})<text:line-break/><text:line-break/><text:s text:c="4"/></text:span><text:span text:style-name="T1"># parse the data<text:line-break/><text:s text:c="4"/></text:span><text:span text:style-name="T5">for </text:span><text:span text:style-name="T2">line </text:span><text:span text:style-name="T5">in </text:span><text:span text:style-name="T7">open</text:span><text:span text:style-name="T2">(data):<text:line-break/><text:s text:c="8"/>(id</text:span><text:span text:style-name="T4">, </text:span><text:span text:style-name="T2">title</text:span><text:span text:style-name="T4">, </text:span><text:span text:style-name="T2">releaseDate</text:span><text:span text:style-name="T4">, </text:span><text:span text:style-name="T2">videoReleaseDate</text:span><text:span text:style-name="T4">, </text:span><text:span text:style-name="T2">imdbUrl</text:span><text:span text:style-name="T4">, </text:span><text:span text:style-name="T2">unknown</text:span><text:span text:style-name="T4">, </text:span><text:span text:style-name="T2">action</text:span><text:span text:style-name="T4">, </text:span><text:span text:style-name="T2">adventure</text:span><text:span text:style-name="T4">, </text:span><text:span text:style-name="T2">animation</text:span><text:span text:style-name="T4">, </text:span><text:span text:style-name="T2">children_s</text:span><text:span text:style-name="T4">,<text:line-break/><text:s text:c="9"/></text:span><text:span text:style-name="T2">comedy</text:span><text:span text:style-name="T4">, </text:span><text:span text:style-name="T2">crime</text:span><text:span text:style-name="T4">, </text:span><text:span text:style-name="T2">documentary</text:span><text:span text:style-name="T4">, </text:span><text:span text:style-name="T2">drama</text:span><text:span text:style-name="T4">, </text:span><text:span text:style-name="T2">fantasy</text:span><text:span text:style-name="T4">, </text:span><text:span text:style-name="T2">film_noir</text:span><text:span text:style-name="T4">, </text:span><text:span text:style-name="T2">horror</text:span><text:span text:style-name="T4">, </text:span><text:span text:style-name="T2">musical</text:span><text:span text:style-name="T4">, </text:span><text:span text:style-name="T2">mystery</text:span><text:span text:style-name="T4">, </text:span><text:span text:style-name="T2">romance</text:span><text:span text:style-name="T4">, </text:span><text:span text:style-name="T2">sci_fi</text:span><text:span text:style-name="T4">,<text:line-break/><text:s text:c="9"/></text:span><text:span text:style-name="T2">thriller</text:span><text:span text:style-name="T4">, </text:span><text:span text:style-name="T2">war</text:span><text:span text:style-name="T4">, </text:span><text:span text:style-name="T2">western) = line.split(</text:span>'|'<text:span text:style-name="T2">)<text:line-break/><text:s text:c="8"/></text:span><text:span text:style-name="T5">for </text:span><text:span text:style-name="T2">index</text:span><text:span text:style-name="T4">, </text:span><text:span text:style-name="T2">genre </text:span><text:span text:style-name="T5">in </text:span><text:span text:style-name="T7">enumerate</text:span><text:span text:style-name="T2">(<text:line-break/><text:s text:c="16"/>[unknown</text:span><text:span text:style-name="T4">, </text:span><text:span text:style-name="T2">action</text:span><text:span text:style-name="T4">, </text:span><text:span text:style-name="T2">adventure</text:span><text:span text:style-name="T4">, </text:span><text:span text:style-name="T2">animation</text:span><text:span text:style-name="T4">, </text:span><text:span text:style-name="T2">children_s</text:span><text:span text:style-name="T4">, </text:span><text:span text:style-name="T2">comedy</text:span><text:span text:style-name="T4">, </text:span><text:span text:style-name="T2">crime</text:span><text:span text:style-name="T4">, </text:span><text:span text:style-name="T2">documentary</text:span><text:span text:style-name="T4">, </text:span><text:span text:style-name="T2">drama</text:span><text:span text:style-name="T4">,<text:line-break/><text:s text:c="17"/></text:span><text:span text:style-name="T2">fantasy</text:span><text:span text:style-name="T4">, </text:span><text:span text:style-name="T2">film_noir</text:span><text:span text:style-name="T4">, </text:span><text:span text:style-name="T2">horror</text:span><text:span text:style-name="T4">, </text:span><text:span text:style-name="T2">musical</text:span><text:span text:style-name="T4">, </text:span><text:span text:style-name="T2">mystery</text:span><text:span text:style-name="T4">, </text:span><text:span text:style-name="T2">romance</text:span><text:span text:style-name="T4">, </text:span><text:span text:style-name="T2">sci_fi</text:span><text:span text:style-name="T4">, </text:span><text:span text:style-name="T2">thriller</text:span><text:span text:style-name="T4">, </text:span><text:span text:style-name="T2">war</text:span><text:span text:style-name="T4">, </text:span><text:span text:style-name="T2">western]):<text:line-break/><text:s text:c="12"/></text:span><text:span text:style-name="T5">if </text:span><text:span text:style-name="T2">genre == </text:span>"1"<text:span text:style-name="T2">: </text:span><text:span text:style-name="T1"># if it is of that genre<text:line-break/><text:s text:c="16"/></text:span><text:span text:style-name="T2">prefs[genres[index]][title] = </text:span><text:span text:style-name="T7">float</text:span><text:span text:style-name="T2">(genre)<text:line-break/><text:s text:c="4"/></text:span><text:span text:style-name="T5">return </text:span><text:span text:style-name="T2">prefs </text:span><text:span text:style-name="T1"># return parsed data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47</meta:generator>
  </office:meta>
</office:document-meta>
</file>